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rtugarteButía Actividad con icono en escritorio sugar</text:h>
      <text:p text:style-name="Standard"/>
      <text:p text:style-name="Standard">El objetivo de este documento es explicar como se modificó la actividad TortugarteButia para que <text:s/>pueda ser visaulizada en el circulo de actividades sugar y pueda levantar el servidor bobot en conjunto.</text:p>
      <text:p text:style-name="Standard"/>
      <text:p text:style-name="Standard">A partir de la actividad tortugarte modificada para interactuar con el bobot, se creo en el directorio <text:span text:style-name="T1">Activities</text:span> del home del usuario olpc un link simbólico a <text:span text:style-name="T1">tortugarte/TurtleArtButia.activity94</text:span>, este link debe llamarse <text:span text:style-name="T1">TurtleArtButia.activity</text:span>. Esta tarea es resuelta por el script <text:span text:style-name="T1">installXO</text:span> en la raíz del trunk. </text:p>
      <text:p text:style-name="Standard"/>
      <text:p text:style-name="Standard">Luego en la carpeta activity, es necesario modificar el archivo <text:span text:style-name="T1">activity.info</text:span> para que ejecute un script nuestro que se encarga de invocar a los scripts ya desarrollados que levantaban el bobot y esperan que este encuentre el hardware. En nuestro caso se resolvió con: <text:span text:style-name="T1">exec = ./exec-tortuga-butia.sh</text:span></text:p>
      <text:p text:style-name="Standard"/>
      <text:p text:style-name="Standard">Dentro del script <text:span text:style-name="T1">exec-tortuga-butia.sh</text:span> hay que tener la precaución de exportar las variables de entorno necesarios.</text:p>
      <text:p text:style-name="Standard"/>
      <text:p text:style-name="P1">export PYTHONPATH=$SUGAR_BUNDLE_PATH/site-packages:$PYTHONPATH</text:p>
      <text:p text:style-name="P1">export LD_LIBRARY_PATH=$SUGAR_BUNDLE_PATH/lib:$LD_LIBRARY_PATH</text:p>
      <text:p text:style-name="P1"/>
      <text:p text:style-name="P2">En este script se invoca al execute que veniamos utilizando para levantar tortugarte modificado.</text:p>
      <text:p text:style-name="Standard"/>
      <text:p text:style-name="Standard">También tener en cuenta que se debe colocar el script <text:span text:style-name="T1">exec-tortuga-butia.sh</text:span> en el directorio padre del directorio <text:span text:style-name="T1">activity</text:span>.</text:p>
      <text:p text:style-name="Standard"/>
      <text:p text:style-name="Standard">Para cambiar el icono de la actividad, se debe modificar la línea icon de <text:span text:style-name="T1">activity.info</text:span></text:p>
      <text:p text:style-name="Standard"><text:span text:style-name="T1"/></text:p>
      <text:p text:style-name="Standard">Dado que el butiá maneja el puerto serial, se necesita otorgar permisos sobre el mismo, esto se logra creando un archivo llamado <text:span text:style-name="T1">permissions.info</text:span> dentro del directorio <text:span text:style-name="T1">activity</text:span>, que contenga dentro <text:span text:style-name="T1">use-serial</text:span>, con esto permitimos que nuestra actividad acceda al puerto serial. </text:p>
      <text:p text:style-name="Standard"/>
      <text:p text:style-name="Standard">Puede ocurrir que no se muestre la actividad en el modo circulo, para ellos ir al modo lista y buscarla y seleccionarla como favorita para que aparezca en el circulo, o reiniciar el gestor de ventanas (o en su defecto el equipo).</text:p>
      <text:p text:style-name="Standard"/>
      <text:p text:style-name="Standard">Por más información consultar: <text:a xlink:type="simple" xlink:href="http://wiki.laptop.org/go/Activity_bundles">http://wiki.laptop.org/go/Activity_bundl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Aguirre</meta:initial-creator>
    <meta:creation-date>2010-11-11T02:48:29</meta:creation-date>
    <dc:date>2010-11-11T10:46:28</dc:date>
    <dc:creator>Andrés Aguirre</dc:creator>
    <meta:editing-duration>PT07H42M47S</meta:editing-duration>
    <meta:editing-cycles>6</meta:editing-cycles>
    <meta:generator>OpenOffice.org/3.0$Linux OpenOffice.org_project/300m15$Build-9379</meta:generator>
    <meta:document-statistic meta:table-count="0" meta:image-count="0" meta:object-count="0" meta:page-count="1" meta:paragraph-count="13" meta:word-count="303" meta:character-count="2114"/>
    <meta:user-defined meta:name="Info 1"/>
    <meta:user-defined meta:name="Info 2"/>
    <meta:user-defined meta:name="Info 3"/>
    <meta:user-defined meta:name="Info 4"/>
  </office:meta>
</office:document-meta>
</file>